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0000" loext:decorative="false"/>
    </style:style>
    <style:style style:name="gr2" style:family="graphic" style:parent-style-name="standard">
      <style:graphic-properties draw:stroke="none" draw:fill="solid" draw:fill-color="#102648" loext:decorative="false"/>
    </style:style>
    <style:style style:name="gr3" style:family="graphic" style:parent-style-name="standard">
      <style:graphic-properties draw:stroke="none" draw:fill="solid" draw:fill-color="#ffffff" draw:opacity="20%" loext:decorative="false"/>
    </style:style>
    <style:style style:name="gr4" style:family="graphic" style:parent-style-name="standard">
      <style:graphic-properties draw:stroke="none" draw:fill="solid" draw:fill-color="#e0cccc" draw:opacity="0%" loext:decorative="false"/>
    </style:style>
    <style:style style:name="P1" style:family="paragraph">
      <loext:graphic-properties draw:fill="solid" draw:fill-color="#000000"/>
    </style:style>
    <style:style style:name="P2" style:family="paragraph">
      <loext:graphic-properties draw:fill="solid" draw:fill-color="#102648"/>
    </style:style>
    <style:style style:name="P3" style:family="paragraph">
      <loext:graphic-properties draw:fill="solid" draw:fill-color="#ffffff" draw:opacity="20%"/>
    </style:style>
    <style:style style:name="P4" style:family="paragraph">
      <loext:graphic-properties draw:fill="solid" draw:fill-color="#e0cccc" draw:opacity="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0.99cm" svg:height="29.703cm" svg:x="0cm" svg:y="0cm" svg:viewBox="0 0 20991 29704" draw:points="0,0 20991,0 20991,29704 0,29704">
          <text:p/>
        </draw:polygon>
        <draw:polygon draw:style-name="gr2" draw:text-style-name="P2" draw:layer="layout" svg:width="20.99cm" svg:height="29.703cm" svg:x="0cm" svg:y="0cm" svg:viewBox="0 0 20991 29704" draw:points="0,0 20991,0 20991,29704 0,29704">
          <text:p/>
        </draw:polygon>
        <draw:path draw:style-name="gr3" draw:text-style-name="P3" draw:layer="layout" svg:width="26.771cm" svg:height="29.13cm" svg:x="1.454cm" svg:y="6.878cm" svg:viewBox="0 0 26772 29131" svg:d="M23955 145c-22 81-44 162-66 243-43 72-85 144-128 215 30-80 60-159 90-240 35-72 70-145 104-218zM24099 93c-20 116-41 232-63 348-69 100-139 198-210 296 32-112 63-224 94-336 60-102 120-204 179-308zM23953 886c-84 100-169 199-254 296 34-117 68-234 101-352 74-102 148-205 222-310-23 122-46 244-69 366zM23865 1330c-98 99-196 195-295 290 36-120 72-241 107-362 88-100 176-202 263-305-25 126-50 251-75 377zM23773 1774c-111 95-222 188-334 280 37-123 75-246 112-369 101-97 202-195 302-296-26 128-53 256-80 385zM23678 2216c-124 92-248 181-373 268 39-125 78-249 116-373 114-93 228-187 341-284-28 130-56 260-84 389zM23578 2658c-136 87-272 171-409 252 40-125 80-250 120-375 126-87 252-177 378-269-29 130-59 261-89 392zM23474 3098c-147 82-295 161-443 237 42-126 82-251 123-377 138-82 276-166 413-254-30 132-61 263-93 394zM23367 3537c-158 77-317 150-476 220 42-126 84-251 125-377 150-77 299-156 448-238-32 132-64 264-97 395zM23255 3975c-168 71-337 138-506 202 43-126 86-251 128-377 160-71 320-144 479-220-33 131-66 263-101 395zM23140 4412c-178 65-356 126-534 184 43-126 86-252 129-378 162-61 324-125 486-192 8-3 16-7 24-10-35 132-70 264-105 396zM23020 4847c-186 59-373 114-560 166 45-126 88-252 132-377 172-56 345-115 517-178 7-2 13-5 20-7-36 132-72 264-109 396zM22896 5280c-194 53-388 102-582 148 44-126 89-251 133-377 184-50 367-104 550-162 4-1 8-3 12-4-37 132-75 263-113 395zM22770 5705c-200 47-401 91-602 131 44-124 89-247 132-370 195-46 391-95 585-148-38 129-76 258-115 387zM22636 6142c-206 41-413 79-620 113 47-128 93-256 139-383 201-39 403-83 604-130-40 133-81 267-123 400zM19996 12698c-669 1330-1420 2642-2259 3926 227-395 441-795 644-1199 1155-2295 1957-4702 2848-7046 265-705 524-1400 774-2088 208-34 415-71 622-113-688 2200-1553 4384-2629 6520zM14516 22013c1-1 1-3 1-4 3-3 5-6 7-9-3 5-5 9-8 13zM14329 22340c1-5 3-10 5-15 9-12 18-23 27-35-11 17-22 34-32 50zM14143 22665c3-9 6-18 9-28 12-14 23-29 35-43-3 5-5 10-8 16-12 18-24 37-36 55zM13958 22986c5-14 9-27 14-41 14-16 27-33 41-50-5 11-10 21-15 31-13 20-26 40-40 60zM12964 23951c-305 121-649 162-1022 140-244-15-500-56-767-119 34-24 68-48 102-71 193 33 382 56 565 65 492 26 943-43 1336-242 245-124 467-298 662-530-6 15-13 30-20 45-234 350-523 579-856 712zM13035 24091c-229 115-488 171-770 178-373 10-786-65-1230-201 34-24 69-47 104-71 140 34 279 62 414 84 528 84 1009 66 1423-99 279-111 528-289 739-546-184 310-413 522-680 655zM10516 24361c-1406 856-2677 1238-3833 1380-869 107-1672 79-2419 14-58-75-115-150-172-223 579 32 1204 44 1882-17 1406-127 3035-433 4845-1472 4-2 7-4 11-6 43 14 86 28 129 42-149 99-297 193-443 282zM3952 25726c-51-72-101-142-151-212 81 5 164 10 247 15 57 74 114 147 171 222-90-8-179-16-267-25zM3645 25694c-43-68-86-134-130-201 17 2 34 3 50 4 64 5 128 9 193 14 50 69 100 140 150 211-88-9-176-18-263-28zM3347 25662c-37-64-73-127-110-189 78 6 157 11 237 17 43 66 86 132 129 200-86-10-171-19-256-28zM3059 25630c-31-60-61-119-91-177 75 5 152 11 229 17 36 61 73 124 109 187-83-9-165-18-247-27zM2781 25601c-24-56-48-111-72-165 72 4 146 9 220 14 30 58 60 116 90 176-80-9-159-17-238-25zM2516 25577c-19-52-37-103-56-154 70 3 140 7 211 11 24 54 48 108 73 164-77-8-153-15-228-21zM2263 25558c-13-48-26-96-39-142 66 1 133 3 201 6 18 50 36 100 55 152-73-6-145-12-217-16zM2192 25553c-57-3-113-6-169-8-8-44-16-88-23-130 62-1 125-1 189 0 13 46 26 93 39 140-12 0-24-1-36-2zM1796 25539c-3-40-6-80-9-118 59-3 119-5 179-6 8 42 15 85 23 128-65-2-129-3-193-4zM1581 25540c2-36 4-71 6-106 7-1 14-1 22-2 48-4 96-7 145-10 3 38 5 77 8 116-60 0-121 1-181 2zM1380 25548c2-9 3-18 5-28 4-22 9-44 13-65 51-7 103-13 155-18-2 34-3 69-5 104-56 1-112 4-168 7zM1191 25563c10-27 20-54 30-80 47-9 94-17 142-23-4 18-7 36-11 54-2 12-4 24-6 36-52 4-103 8-155 13zM1016 25585c13-23 26-46 38-68 43-10 85-19 128-27-9 25-18 51-27 77-47 5-93 11-139 18zM856 25611c14-18 29-35 43-52 37-11 74-21 111-31-12 21-23 42-35 63-40 6-79 13-119 20zM714 25641c13-12 26-24 40-35 29-10 58-20 88-30-12 15-24 30-36 45-31 6-61 13-92 20zM600 25670c6-4 12-8 17-12 17-7 34-13 51-20-7 6-13 13-20 19-16 4-32 9-48 13zM904 25501c-8 10-16 19-24 29-18 5-37 11-55 17 8-7 16-13 25-20 18-9 36-17 54-26zM1120 25350c-8 12-16 25-25 38-20 7-40 14-60 22 10-10 20-19 29-28 19-11 38-22 56-32zM1314 25181c-8 16-16 32-24 49-20 9-41 18-61 27 10-13 20-25 30-38 18-13 37-26 55-38zM1481 24995c-7 20-13 40-19 60-21 11-41 21-60 33 9-17 19-34 29-50 16-14 33-29 50-43zM1503 24930c-1 2-2 4-2 6-2 2-4 3-6 5 3-4 5-7 8-11zM1616 24792c-4 23-7 46-11 70-19 12-37 25-56 38 8-21 17-41 25-61 14-16 28-32 42-47zM1623 24733c2-4 4-9 6-13-1 4-1 9-2 13-3 3-6 6-9 8 2-2 3-5 5-8zM1721 24494c0 6 0 12-1 17-2 4-5 7-8 11 3-9 6-19 9-28zM1777 24256c1 5 1 11 2 17-2 3-4 7-6 10 2-9 3-18 4-27zM1799 24007v-1c1 4 2 8 3 12-1 3-2 5-3 8 0-6 0-13 0-19zM1789 23746c0 1 1 3 1 4s0 2 0 3c0-2-1-5-1-7zM876 21398c-59-137-95-262-105-376-10-113 7-214 52-305 37-72 92-138 168-197s172-112 292-158c264-101 554-144 866-139 467 7 982 123 1528 312 547 188 1124 449 1716 747 640 323 1297 688 1950 1050-241-123-483-246-724-368-957-481-1902-930-2768-1201-434-135-847-225-1234-253-386-28-746 7-1069 124-145 52-262 112-354 181-92 68-159 146-202 232-57 112-73 238-54 378 8 59 23 120 42 183-40-73-75-143-104-210zM5362 21501c-672-274-1319-495-1917-608-597-113-1146-117-1621 44-171 58-308 125-415 200-107 76-183 161-231 257-54 107-72 226-59 357 3 38 10 77 18 117-20-31-39-61-58-91-56-129-93-248-108-356-18-135-3-254 50-359 41-81 104-154 193-220 88-67 203-125 345-177 318-115 673-150 1056-122 574 41 1213 223 1887 486 675 262 1385 604 2102 965 364 183 730 371 1094 556-786-364-1577-740-2336-1049zM5583 21742c-660-247-1295-447-1883-548-588-102-1129-104-1599 46-203 65-364 138-488 221s-211 177-264 283c-51 101-70 213-63 335 0 2 0 5 0 7-32-45-63-90-93-133-21-72-35-140-41-205-13-126 5-238 55-339 46-90 118-171 221-245 103-73 238-138 407-196 407-138 871-153 1376-80 885 126 1896 521 2943 988 626 279 1264 584 1896 873-830-341-1667-708-2467-1007zM5802 21981c-646-219-1269-398-1847-488s-1111-90-1578 50c-240 72-429 152-572 243-144 91-242 194-301 310-32 64-52 132-61 203-41-54-80-107-118-159-3-22-5-43-6-63-7-118 12-223 60-318 50-100 132-189 253-270 120-81 278-153 479-218 403-128 862-144 1359-79 872 114 1863 472 2890 890 672 274 1360 572 2039 844-873-309-1755-660-2597-945zM13032 18510c-853-1750-2033-3634-2826-5421-396-893-696-1762-811-2577-115-816-45-1577 297-2256 260-517 674-875 1214-1122 445-203 976-331 1577-412-19 5-37 10-55 15-478 130-899 307-1249 549-351 243-632 552-830 946-3 6-6 11-8 16-257 516-363 1076-356 1669 11 1036 368 2171 870 3339 754 1754 1838 3585 2580 5277 372 845 658 1656 776 2404 13 83 24 165 33 246-64 70-127 139-191 206-135-884-523-1859-1021-2879zM13349 6581c-40 11-79 22-117 33-51 4-101 8-152 12 88-16 178-31 269-45zM14158 6436c-25 7-50 15-74 23-33 3-66 6-99 9 57-11 115-22 173-32zM14999 6261c-29 9-57 19-85 28-37 5-73 9-110 14 64-14 129-28 195-42zM15846 6059c-28 10-55 20-81 30-35 5-70 11-105 17 62-16 123-32 186-47zM16696 5825c-26 11-52 21-78 32-33 6-66 13-100 20 59-18 119-35 178-52zM17546 5554c-25 11-51 23-76 34-31 8-63 16-95 24 57-20 113-39 171-58zM18390 5239c-25 13-49 25-74 38-22 7-44 13-66 20-9 3-18 5-27 8 56-22 111-44 167-66zM19219 4875c-24 14-48 28-72 42-30 12-60 23-90 34 54-26 108-51 162-76zM20024 4456c-23 16-46 32-69 48-30 13-59 26-88 40 52-30 104-59 157-88zM20794 3977c-23 19-45 37-67 55-29 16-57 31-85 46 50-33 101-67 152-101zM21514 3437c-20 20-41 41-62 61-27 18-53 36-80 54 47-38 95-77 142-115zM22174 2835c-19 22-37 44-56 67-24 20-48 40-73 60 43-42 86-85 129-127zM22762 2173c-16 24-32 47-48 71-21 22-42 43-63 65 37-45 74-91 111-136zM23269 1457c-12 24-25 48-37 72-17 22-35 45-52 67 30-46 59-92 89-139zM23580 1073c39-99 77-197 115-296 53-88 107-177 160-266-28 101-56 203-85 304-63 87-126 173-190 258zM23407 1510c43-107 85-214 128-321 70-93 139-187 208-281-31 111-63 222-96 334-80 90-160 180-240 268zM23236 1934c46-112 91-224 136-336 85-92 169-186 253-281-34 117-69 233-104 350-95 91-190 179-285 267zM23065 2350c48-115 95-229 142-344 98-90 197-181 295-275-36 121-73 240-110 361-108 87-218 173-327 258zM22894 2761c49-117 97-233 146-349 112-86 223-174 335-264-38 122-76 244-115 366-121 85-244 167-366 247zM22722 3168c50-118 100-235 149-352 20-14 40-27 61-40 104-69 208-138 312-210-39 123-78 247-118 370-134 80-269 157-404 232zM22551 3572c50-119 100-237 150-355 54-29 108-60 163-90 82-47 164-95 247-143-41 124-81 248-122 372-146 75-292 146-438 216zM22379 3973c51-119 101-237 152-355 53-25 105-50 158-75 95-46 190-94 285-142-41 125-82 250-124 374-157 69-314 135-471 198zM22208 4372c51-118 102-237 152-356 52-20 103-41 154-62 107-44 215-89 322-136-42 125-84 250-127 375-167 63-334 122-501 179zM22037 4770c51-119 102-238 153-356 168-58 337-117 505-180-43 125-86 250-129 375-176 57-353 110-529 161zM21867 5167c51-120 102-239 153-357 177-51 355-105 532-162-43 125-87 250-131 376-184 51-369 98-554 143zM21698 5562c51-119 102-239 153-357 185-45 371-92 557-143-44 125-88 250-133 375-192 45-384 86-577 125zM21534 5950c49-118 99-234 149-351 193-38 386-80 579-124-44 122-88 245-132 368-199 39-398 74-596 107zM21366 6350c51-122 102-243 153-364 199-32 398-68 598-106-46 126-92 254-138 381-205 33-409 62-613 89zM17574 16793c1354-2691 1908-5656 2976-8421 263-680 531-1341 801-1987 205-26 410-55 615-88-249 682-505 1371-769 2070-891 2346-1692 4751-2846 7043-290 577-603 1147-945 1707 58-108 113-215 168-324zM18588 13022c364-1574 694-3161 1283-4658 261-662 540-1294 829-1905 204-20 408-43 613-69-268 641-534 1294-794 1970-1069 2769-1623 5732-2975 8418-110 219-225 435-346 649-15 22-30 44-45 66 692-1415 1080-2937 1435-4471zM18067 13325c263-1690 495-3395 1126-4968 198-494 413-965 641-1418 72-144 146-285 221-426 201-14 404-31 606-51-286 606-562 1233-821 1890-590 1500-920 3089-1285 4663-364 1574-762 3134-1489 4577-15 31-31 62-47 93-27 38-53 76-80 113 622-1403 888-2931 1128-4473zM16736 18084c556-1402 708-2948 839-4507 150-1789 272-3597 939-5227 130-318 270-622 418-918 153-304 315-596 484-880 199-10 399-22 599-36-71 135-142 271-211 408-228 453-443 926-642 1421-633 1577-865 3285-1128 4975-249 1599-526 3181-1197 4622-34 48-68 95-101 142zM16682 18215c25-33 49-67 73-100-1 2-2 4-4 7-6 9-12 18-19 27-18 27-37 53-55 79 2-4 4-8 5-13zM15524 20225c1-2 1-3 2-4 6-9 12-18 19-27-7 11-14 21-21 31zM15327 20562c13-18 25-35 38-52-14 21-27 41-41 61 1-3 2-6 3-9zM15176 20762c27-34 53-69 80-105-4 10-8 19-11 28-27 37-53 74-80 111 4-12 7-23 11-34zM15005 21008c4-16 8-32 12-48 34-41 67-82 100-124-5 15-9 30-15 45-32 43-64 85-97 127zM14982 21090c28-34 55-69 83-105-5 12-9 23-14 35-26 37-53 74-80 110 4-13 8-27 11-40zM14779 21459c4-15 8-31 13-47 28-34 56-69 84-104-5 13-10 27-15 41-27 37-55 74-82 110zM14589 21783c5-17 10-35 14-53 30-35 59-70 88-106-6 17-12 33-18 49-28 38-56 74-84 110zM14401 22103c6-21 11-41 16-62 30-34 61-69 90-105-6 20-13 38-19 57-29 38-58 74-87 110zM14215 22418c6-24 12-47 17-71 32-34 63-68 94-103-7 22-14 43-22 65-29 37-59 74-89 109zM14031 22728c6-27 12-53 17-80 33-33 66-67 98-102-8 25-15 50-24 75-30 37-60 72-91 107zM13282 23473c-352 196-745 294-1171 317-212 12-431 5-657-17 32-23 64-47 96-70 531 19 1031-45 1484-229 340-137 653-343 933-629-8 28-17 56-25 84-199 232-420 411-660 544zM11153 23844c33-21 65-41 98-61 38 5 76 10 114 14-32 23-64 46-96 68-38-7-77-14-116-21zM11011 23930c34-20 67-40 101-61 40 8 79 16 119 23-33 23-66 46-99 69-40-10-80-20-121-31zM3888 25271c546 14 1146 10 1810-59 1420-150 3112-337 4963-1235 42 16 85 31 127 45-1800 1030-3417 1333-4817 1460-687 62-1320 49-1906 15-59-76-118-151-177-226zM3620 25264c74 2 149 4 225 6 6 8 13 17 19 25 52 66 104 132 157 199-83-5-164-10-245-15-52-73-104-144-156-215zM3357 25255c17 0 34 1 52 1 55 2 112 4 169 6 51 71 103 142 155 214-81-6-161-12-241-18-45-68-90-136-135-203zM3102 25245c70 3 142 5 214 8 45 67 90 134 135 202-79-6-157-12-234-17-39-65-77-129-115-193zM2854 25238c69 2 138 4 208 6 38 63 76 126 114 191-76-6-152-11-226-17-32-61-64-121-96-180zM2617 25233c65 1 132 2 199 4 31 59 63 118 95 179-74-5-146-10-218-14-25-57-51-113-76-169zM2390 25233c62 0 126-1 190 0 25 55 50 110 76 167-70-4-139-8-208-11-19-53-39-105-58-156zM2174 25238c59-2 119-4 180-4 19 50 39 102 58 154-66-2-132-4-197-6-14-48-28-96-41-144zM1969 25250c56-4 113-8 171-10 13 46 26 94 40 142-57-1-114-1-171-1-5 0-10 1-15 1-9-45-17-89-25-132zM1776 25269c53-7 106-12 160-16 8 42 16 85 24 129-59 1-117 3-175 6-3-41-6-81-9-119zM1595 25295c13-3 26-5 39-7 36-5 73-11 109-15 1 4 1 9 1 14 3 33 5 67 8 102-55 3-110 7-164 11 2-36 5-71 7-105zM1425 25328c45-10 90-19 136-28-2 34-4 68-6 103-50 5-100 11-150 17 6-31 13-62 20-92zM1265 25368c41-11 82-22 124-32-7 29-13 59-19 89-46 6-91 13-136 21 11-26 21-52 31-78zM1241 25341c-32 9-63 19-94 29 13-19 25-37 38-55 28-13 56-27 84-39-9 21-19 42-28 65zM1417 25216c-7 27-13 55-20 84-39 9-77 19-115 29 11-25 22-49 33-73 34-14 68-28 102-40zM1584 25033c-4 31-7 64-10 97-36 10-73 21-109 33 8-29 16-57 24-85 31-16 63-31 95-45zM1588 24995c-29 12-57 25-85 39 8-27 17-52 26-77 1-1 3-3 4-4 22-16 44-32 66-47-4 29-8 58-11 89zM1720 24832c1 35 3 72 4 109-34 12-68 25-101 39 4-34 8-66 13-98 28-18 56-34 84-50zM1718 24694c0 33 0 66 1 100-26 14-51 29-77 44 5-30 10-60 16-89 19-19 39-37 60-55zM1801 24465c5 36 11 73 17 111-20 13-40 27-59 42-3 2-5 4-8 6 0-35 1-68 2-101 16-20 32-39 48-58zM1849 24219c10 39 21 79 32 120-19 17-38 34-56 52-4-38-8-75-12-111 12-21 24-41 36-61zM1862 23959c14 42 30 84 46 128-15 17-30 35-44 53-10-41-19-81-27-119 7-21 16-42 25-62zM1840 23688c19 43 40 87 61 132-12 18-24 36-34 55-15-43-29-85-42-126 4-21 9-41 15-61zM1787 23407c24 44 48 89 73 135-9 18-17 36-24 55-20-45-38-88-56-131 2-20 4-40 7-59zM1762 23358c-3 14-5 29-8 43-13-33-25-66-37-98-2-14-3-28-5-42 16 32 33 64 50 97zM1707 23117c27 45 55 91 83 137-6 18-12 36-16 54-24-45-46-90-67-133 0-20 0-39 0-58zM1677 23066c0 2 0 4-1 6 0 11-1 23-2 34-15-33-30-66-44-98-3-12-5-25-7-37 17 31 35 63 54 95zM1603 22821c30 45 60 91 91 137-4 18-7 35-10 53-27-45-52-90-76-134-2-19-3-38-5-56zM1569 22767c0 12 0 25 0 37-17-33-34-65-49-97-3-11-6-21-9-32 19 30 38 61 58 92zM1479 22519c31 45 64 91 97 137-3 17-4 34-6 52-28-46-56-91-82-135-4-18-7-36-9-54zM1439 22462c1 11 2 23 4 35-19-33-37-64-54-96-3-9-6-18-9-27 19 29 39 58 59 88zM8874 23164c-703-167-1411-374-2099-564-722-200-1422-381-2072-478-650-98-1250-111-1773 27-339 89-598 183-791 290-96 53-176 110-241 172-43 41-79 83-109 128-53-65-104-129-154-192 9-27 20-54 33-80 62-122 168-229 330-326 163-97 381-184 665-263 397-112 843-128 1324-79 843 85 1795 370 2783 690 677 219 1372 454 2060 652 15 7 29 15 44 23zM9200 23283c-10-2-20-3-30-5-14-7-29-15-44-22 9 2 19 4 28 6 15 7 31 14 46 21zM9336 23305c-3 0-6-1-9-1-7-3-13-6-20-9 2 0 4 1 5 1 8 3 16 6 24 9zM10159 23497c-13 1-26 2-39 3-17-5-33-10-49-14 12 0 25-1 37-1 17 4 34 8 51 12zM10469 23517c-13 2-27 5-40 7-16-4-33-7-49-11 13-1 26-2 39-4 17 3 34 6 50 8zM10775 23510c-14 4-28 7-41 10-16-2-32-4-48-6 14-2 27-5 41-7 16 1 32 2 48 3zM10881 23478c6 0 13 0 19 0-7 2-14 4-21 5-8 0-16-1-24-1 7-1 13-3 20-4 2 0 4 0 6 0zM11368 23415c-13 6-25 11-38 17-14 1-29 2-43 3 14-5 27-10 40-15 14-2 28-4 41-5zM11655 23327c-12 7-23 13-35 20-13 2-25 4-37 6 12-6 25-12 37-18 12-3 24-5 35-8zM11817 23291c-16 10-32 20-48 30-17 3-34 6-50 9 16-9 33-19 50-28 16-4 32-8 48-11zM11937 23214c-12 7-23 14-33 21-11 2-21 5-31 8 11-7 22-14 34-20 9-3 19-6 30-9zM12096 23162c-15 11-30 22-44 33-15 4-30 8-45 12 16-10 31-20 47-31 14-4 28-9 42-14zM12366 23010c-13 11-26 22-39 33-12 5-25 9-38 14 14-10 28-21 42-32 11-5 23-10 35-15zM14066 21836c1 18 2 36 3 54-372 322-755 587-1144 805-119 67-239 129-359 186 11-10 23-20 35-31 497-264 987-596 1465-1014zM13186 22440c294-204 586-433 875-691 1 15 2 30 3 45-334 294-674 545-1018 760-111 70-222 136-334 198 5-5 11-10 16-15 153-92 306-191 458-297zM14249 21230c-28 30-56 59-84 88 28-30 56-60 84-91 0 1 0 2 0 3zM14464 20990c0 3 0 7 0 10-61 67-123 133-185 198 0-1 0-2 0-3 61-68 123-136 185-205zM13606 6625c-842 333-1497 821-1885 1591-8 15-16 31-23 47-242 501-353 1041-366 1609-22 993 254 2072 657 3180 603 1663 1490 3393 2077 4999 294 803 513 1576 585 2293 12 121 20 240 23 358-61 70-122 139-182 207-67-881-384-1851-807-2866-695-1663-1678-3446-2326-5143-323-849-562-1676-640-2456-77-780 7-1513 330-2174 5-9 10-19 14-28 263-521 659-902 1166-1185 300-168 638-301 1009-410 121-8 243-16 368-22zM14453 6460c-47 19-93 39-139 59-38 17-77 34-115 52-130 3-258 7-384 12 90-32 181-63 275-92 119-11 240-21 363-31zM15287 6279c-80 35-160 72-238 109-128 7-255 15-380 23 82-31 167-60 253-89 120-15 242-29 365-43zM16137 6066c-84 39-167 80-248 121-129 12-256 23-381 36 87-35 175-69 265-102 120-19 241-37 364-55zM16755 5864c78-15 156-30 234-45-84 43-167 87-249 132-127 16-254 33-379 50 14-6 28-12 42-18 74-32 149-64 225-94 42-9 85-17 127-25zM17839 5534c-84 47-167 95-248 144-97 17-193 33-289 50-29 6-57 11-86 16 87-42 176-84 266-124 117-29 237-58 357-86zM18680 5203c-83 53-164 106-245 159-124 28-247 57-369 85 86-47 174-93 262-139 117-35 234-70 352-105zM19504 4822c-80 59-160 117-239 176-121 35-242 70-362 105 86-52 172-104 259-155 113-42 227-84 342-126zM20301 4385c-77 65-154 130-229 195-118 43-235 86-351 128 83-59 166-117 250-175 109-49 219-98 330-148zM21058 3888c-72 71-144 143-215 215-112 51-224 102-335 152 79-65 158-130 238-195 103-57 207-114 312-172zM21764 3328c-66 79-131 157-197 236-105 60-210 119-315 178 74-73 147-145 221-218 97-65 194-130 291-196zM21841 3234c-79 55-159 109-238 162 61-60 122-119 184-180 72-58 145-118 217-177-54 65-109 130-163 195zM22406 2705c-58 86-116 172-173 258-97 68-194 135-291 202 46-55 91-109 137-164 21-25 42-50 63-76 88-72 176-146 264-220zM22974 2024c-49 92-98 184-147 276-87 76-173 151-261 226 58-87 117-174 174-261 78-80 156-160 234-241zM22898 2238c53-101 107-201 160-303 83-88 167-177 250-267-43 106-86 212-129 319-94 85-187 168-281 251zM22686 2636c56-105 112-210 168-315 39-34 79-69 118-104 59-53 118-105 177-159-45 111-91 222-137 333-108 83-217 165-326 245zM22476 3027c58-108 116-215 173-323 103-75 205-151 307-229 10-7 21-15 31-23-48 114-95 228-143 341-122 80-245 158-368 234zM22269 3412c59-109 117-218 176-327 125-77 251-156 376-237-48 115-97 230-146 346-135 75-271 147-406 218zM22064 3794c59-110 118-220 177-330 138-71 275-145 413-221-49 117-99 233-149 350-147 69-294 136-441 201zM21861 4173c59-111 118-222 177-332 149-65 299-132 448-202-50 117-101 234-151 352-158 63-316 123-474 182zM21661 4550c59-111 117-222 176-333 160-59 320-120 480-183-51 117-101 235-152 353-168 57-336 111-504 163zM21464 4926c58-112 117-223 175-335 169-51 339-106 509-163-51 118-102 236-152 354-178 51-355 98-532 144zM21271 5301c57-113 115-224 173-336 178-45 356-93 535-143-51 118-102 236-152 354-186 45-371 86-556 125zM21082 5675c18-37 37-74 55-111 38-75 76-150 115-225 186-39 372-80 558-125-50 118-101 237-151 356-193 38-385 73-577 105zM20900 6043c54-111 109-221 163-331 193-32 387-67 580-105-49 116-99 232-148 349-199 32-397 61-595 87zM20882 6079c199-26 398-55 598-87-51 121-102 241-152 363-204 26-408 48-611 69 54-116 110-231 165-345zM20251 6153c197-20 394-43 592-69-55 114-110 228-165 343-202 20-404 37-605 52 59-110 118-218 178-326zM19626 6212c194-16 389-34 584-55-59 108-118 216-176 325-200 14-399 26-597 36 62-103 125-205 189-306zM18810 6543c65-96 132-192 200-286 191-13 382-26 575-42-64 100-126 202-188 305-197 9-392 17-587 23zM16536 18360c201-573 327-1172 408-1788 177-1348 137-2776 185-4181 48-1406 182-2789 707-4048 93-223 192-439 297-647 198-396 418-766 654-1118 195-7 392-14 589-24-165 278-324 565-474 863-148 296-288 602-419 920-669 1638-791 3448-941 5237-135 1606-293 3195-889 4625-39 54-78 108-117 161zM16261 18863c32-43 64-87 96-131-3 8-6 16-10 24-32 45-63 89-95 133 3-9 6-17 9-26zM16029 19266c3-9 6-18 9-27 31-43 63-86 95-130-3 9-7 17-10 26-32 44-63 88-94 131zM15813 19632c3-11 7-21 10-31 32-42 63-84 95-127-3 9-7 18-11 27-31 44-62 87-94 131zM15604 19987c4-11 7-22 10-33 32-42 64-84 96-127-4 10-7 20-11 30-32 44-63 87-95 130zM15400 20335c4-13 8-25 11-38 33-41 65-83 97-126-4 12-8 23-12 34-32 44-64 87-96 130zM15212 20632c33-41 66-83 99-125-5 13-9 26-14 39-32 44-64 86-96 129 4-14 8-29 11-43zM15045 20836c39-46 77-92 115-139-5 17-9 33-14 49-37 48-74 95-112 141 4-17 8-34 11-51zM14862 21092c3-18 6-36 9-55 43-48 86-97 128-147-4 18-8 37-13 55-41 50-82 99-124 147zM14647 21532c4-21 8-41 11-62 40-44 80-88 119-133-5 20-10 40-15 60-38 46-77 91-115 135zM14457 21845c3-23 7-45 10-68 41-42 82-86 122-130-5 22-11 45-16 67-39 45-77 88-116 131zM14267 22153c4-25 7-50 11-75 42-41 83-83 125-127-6 25-11 50-17 74-39 44-79 86-119 128zM14079 22454c4-27 7-54 10-82 43-39 86-80 128-122-5 27-10 54-16 81-40 43-81 84-122 123zM14072 22507c39-36 77-74 115-113-7 27-13 53-21 80-35 40-71 78-107 116 5-28 9-55 13-83zM13556 23012c-365 245-765 399-1191 482-205 40-417 63-635 72 30-22 59-45 88-68 39-4 77-8 116-13 577-73 1121-248 1615-566 167-108 329-233 484-375-5 29-10 59-16 88-146 145-300 271-461 380zM11685 23601c527-17 1025-116 1481-330 300-141 581-332 839-581-6 30-13 59-21 88-175 187-364 341-565 464-358 221-755 347-1181 400-208 26-424 35-646 29 31-23 62-46 93-70zM11436 23664c30-20 60-40 90-60 34 0 68 0 101-1-29 22-58 44-88 66-34-1-68-3-103-5zM11136 23732c31-17 62-34 93-51 35 4 70 7 105 9-30 20-60 39-91 58-35-5-71-10-107-16zM10992 23809c32-16 64-33 96-51 38 6 75 12 112 17-32 20-63 40-95 59-37-8-75-16-113-25zM10848 23884c33-16 66-33 99-51 39 9 78 18 117 26-33 20-65 40-98 59-39-11-78-22-118-34zM3753 25101c-25-30-49-60-73-91 514-6 1090-23 1742-101 1432-172 3183-242 5070-995 42 16 84 32 125 47-1834 883-3510 1069-4922 1217-674 71-1281 73-1834 59-36-45-72-91-108-136zM3434 25013c67-1 135-1 204-2 59 74 120 149 180 225-75-2-150-4-223-6-54-74-107-146-161-217zM3194 25014c32 0 64 0 96 0 34-1 68-1 103-1 53 71 106 143 160 215-74-2-147-5-219-8-46-69-93-138-140-206zM2962 25017c63-1 127-2 192-2 46 67 93 135 139 204-71-3-142-5-212-8-40-66-80-130-119-194zM2737 25021c61-2 123-3 186-4 39 63 79 128 118 193-69-2-137-4-205-6-33-62-66-123-99-183zM2522 25029c58-3 117-5 178-7 32 59 65 120 98 181-66-1-132-2-197-3-26-58-53-115-79-171zM2317 25041c55-4 111-7 169-10 26 55 52 111 79 169-64-1-126-1-188 0-20-54-40-107-60-159zM2122 25060c53-6 106-11 160-16 20 51 40 103 60 157-60 1-119 2-178 4-14-49-28-98-42-145zM1939 25084c49-7 99-14 150-20 13 46 27 94 41 143-47 2-95 5-141 8-9 1-17 1-26 2-8-45-16-89-24-133zM1767 25116c46-9 92-18 139-26 8 42 16 86 24 130-53 4-104 9-156 15-2-40-5-80-7-119zM1732 25090c-34 7-67 15-100 24-8 2-15 4-23 6 3-35 6-69 10-102 35-15 71-29 107-42 2 37 4 75 6 114zM1877 24928c7 42 15 85 23 129-46 8-91 16-135 26-2-41-5-80-6-119 38-13 78-25 118-36zM1849 24768c7 41 14 83 22 127-39 11-77 22-114 35 0-3 0-6 0-9-2-37-3-72-4-107 31-16 63-32 96-46zM1937 24541c13 45 26 92 40 139-35 13-69 26-102 40-4-23-8-46-12-69-3-20-6-40-9-60 27-17 54-34 83-50zM1928 24508c-28 15-54 31-80 48-6-43-12-83-17-123 19-20 39-39 60-58 11 43 24 88 37 133zM1955 24322c11-9 22-17 34-25 19 49 39 99 59 151-31 14-61 28-90 44-9-32-18-64-27-95-4-15-8-31-12-46 11-10 23-20 36-29zM1976 24265c-14 10-28 20-41 30-9 7-18 14-26 21-12-46-24-90-35-134 15-20 31-40 48-60 17 47 35 94 54 143zM2004 24037c25 53 51 106 78 161-27 15-53 31-77 48-12-31-24-61-35-91-8-20-16-41-23-61 18-19 37-38 57-57zM1984 23765c31 55 63 111 96 168-14 11-28 21-42 32-8 6-16 12-23 19-10-21-20-41-29-61-16-34-32-67-47-100 14-20 29-39 45-58zM1967 23734c-16 18-30 36-44 55-24-51-47-100-68-149 7-21 16-42 25-62 28 51 57 103 87 156zM1913 23451c-12 18-24 37-34 56-29-53-56-104-82-154 4-21 10-42 16-62 32 52 66 106 100 160zM1853 23190c41 58 83 117 126 178-16 17-31 35-45 54-37-59-73-116-107-172 8-20 16-41 26-60zM1749 22891c44 59 90 119 137 181-13 18-25 36-36 54-42-59-82-117-120-174 5-21 12-41 19-61zM9238 23349c-894-102-1789-286-2639-439-1161-207-2238-356-3116-155-484 110-842 215-1103 337-77 35-146 73-206 113-60-72-119-142-176-211 7-6 13-12 20-18 107-97 255-183 452-263 196-80 442-155 745-229 779-192 1732-74 2767 138 1010 207 2097 504 3178 688 9 5 18 9 27 14 17 8 34 17 51 25zM9383 23365c-16-1-32-3-48-5-22-10-43-21-64-31 16 2 31 5 47 7 21 10 43 20 65 29zM10195 23556c-21 3-43 6-64 8-27-9-53-17-79-26 21-2 43-3 64-4 27 7 53 15 79 22zM10506 23573c-22 5-44 10-66 14-26-6-52-13-78-20 22-3 44-6 66-10 26 6 52 11 78 16zM10812 23563c-22 7-44 14-66 20-26-4-51-8-77-13 23-5 45-10 67-16 25 3 50 6 76 9zM11406 23460c-21 11-42 22-63 33-23 0-46 0-70 0 22-9 43-18 65-28 22-1 45-3 68-5zM11852 23339c-22 16-44 32-67 47-24 4-48 7-73 10 23-14 47-29 70-43 23-5 47-9 70-14zM12131 23206c-20 17-41 34-62 51-23 6-45 11-68 16 22-16 44-32 66-48 21-6 43-12 64-19zM13550 22438c177-121 351-254 522-400 0 23 0 46-1 69-440 382-907 663-1392 868-130 55-263 104-396 148 21-17 41-34 62-51 411-160 815-367 1205-634zM14269 21756c-1 21-2 42-3 63-53 51-107 99-162 147 0-21-1-41-1-62 55-48 111-97 166-148zM14270 21653c0 19 0 38 0 56-56 53-112 103-169 153-1-18-2-36-3-54 58-50 115-102 172-155zM14095 21763c-1-14-2-28-3-42 59-53 118-107 177-163 1 17 1 33 1 49-58 55-116 108-174 159-1-1-1-2-1-3zM14054 21672c2 12 3 24 4 36-295 263-592 497-891 705-80 56-161 110-242 162 377-261 754-560 1129-903zM14048 21604c1 9 1 18 2 27-270 248-541 473-813 678 270-215 540-449 811-705zM14041 21547c1 5 1 11 2 16-164 156-328 303-492 443 163-146 326-299 490-459zM14036 21505c-58 58-116 114-174 169 57-57 115-115 173-175 0 2 1 4 1 6zM14254 21287c-63 64-126 127-188 189-1-2-1-4-1-7 62-64 125-129 188-195 0 4 1 9 1 13zM14468 21066c-61 64-122 127-183 190-1-5-1-9-1-14 61-64 122-129 183-196 0 7 0 13 1 20zM14676 20817c0 8 0 17 0 25-59 64-118 128-176 190-1-7-1-13-2-20 60-64 119-129 178-195zM14883 20511c0 8 0 15 0 22-59 67-117 133-175 198 0-6 0-11 0-17 58-67 117-134 175-203zM12411 8201c-11 23-23 46-34 70-469 986-455 2117-199 3311 383 1791 1308 3728 1970 5549 331 911 596 1792 695 2610 29 245 44 485 41 718-59 70-119 138-178 206-32-878-311-1846-695-2856-615-1620-1501-3352-2075-5005-287-826-496-1632-555-2395-59-762 33-1480 347-2131 7-16 15-32 23-48 264-522 651-914 1140-1215 248-153 523-283 821-395 135-6 273-10 413-14-752 362-1345 861-1714 1595zM14655 6596c-668 386-1202 888-1553 1586-16 32-31 64-46 96-454 971-465 2075-254 3237 316 1743 1129 3621 1697 5391 284 884 507 1742 577 2541 23 262 29 518 15 767-58 69-116 138-173 206 3-877-237-1841-579-2847-536-1577-1325-3257-1826-4865-251-804-429-1589-469-2334-40-744 59-1448 363-2089 11-23 22-46 34-69 264-524 642-927 1113-1246 202-136 420-257 653-366 147-4 296-6 448-8zM14945 6439c-78 40-155 81-231 123-145 2-289 4-430 7 91-41 183-80 278-117 135-10 272-18 410-26-9 4-18 9-27 13zM15238 6412c87-4 176-8 264-12-86 51-171 105-254 160-157 0-311 0-464 2 89-49 180-96 273-141 60-3 120-6 181-9zM15578 6355c-5 3-10 6-14 9-145 6-287 13-428 20 86-40 174-79 264-117 113-11 228-23 345-33 22-2 44-4 66-6-79 41-157 84-233 127zM16343 6183c-44 27-87 54-129 83-40 25-78 51-117 78-71 2-143 5-214 7-83 3-165 7-247 10 85-49 173-96 262-141 147-13 295-25 445-37zM16405 6144c-16 2-31 3-47 4-128 10-255 21-380 31 90-44 181-87 274-129 135-19 271-38 409-56-87 49-172 99-256 150zM17193 5928c-86 58-171 116-254 176-155 11-308 23-460 35 89-54 179-105 271-156 146-19 294-37 443-55zM17255 5887c-143 17-284 35-424 52 55-29 110-58 165-86 37-19 73-37 110-55 134-25 269-49 406-73-87 53-173 107-257 162zM18041 5634c-86 63-171 126-254 190-154 18-306 36-457 54 86-55 174-109 262-162 4-2 7-4 10-7 145-25 291-49 439-75zM18102 5590c-141 24-281 48-419 72 90-53 181-105 274-156 132-31 265-61 400-92-86 58-171 117-255 176zM18880 5296c-65 51-129 103-192 156-20 16-40 33-59 49-151 26-302 51-451 76 89-62 179-123 270-184 143-32 287-65 432-97zM18940 5248c-139 31-276 62-413 93 89-58 179-115 270-172 130-38 261-76 393-114-84 63-168 128-250 193zM19701 4906c-82 74-163 148-243 223-149 35-296 68-442 102 87-68 175-136 264-203 140-40 280-81 421-122zM19759 4854c-135 40-269 79-402 118 86-65 174-128 262-192 126-46 253-92 381-138-81 70-161 141-241 212zM20495 4459c-78 81-155 163-232 245-144 43-287 86-429 128 84-75 169-149 255-223 135-49 270-99 406-150zM20549 4403c-130 49-259 97-388 144 83-71 167-142 252-212 120-55 242-109 364-165-77 78-153 155-228 233zM21249 3952c-72 89-144 177-216 267-137 53-275 106-411 157 79-82 160-164 240-245 129-59 258-118 387-179zM21298 3892c-123 58-246 115-369 172 78-79 157-157 236-235 114-64 228-128 343-193-70 86-141 171-210 256zM21950 3382c-64 96-129 193-194 289-129 64-259 127-388 188 73-90 147-179 221-269 120-68 241-137 361-208zM21993 3318c-115 68-229 134-344 200 72-86 143-172 215-259 105-72 211-145 316-219-62 93-124 186-187 278zM21816 3642c67-100 134-199 201-299 123-73 247-147 371-223-57 106-114 213-172 319-133 69-267 137-400 203zM21577 4001c68-102 135-203 202-304 136-67 273-135 409-206-58 108-116 216-174 324-145 64-291 126-437 186zM21344 4356c67-102 134-204 201-306 148-61 296-123 444-187-59 109-117 218-175 327-157 58-314 113-470 166zM21116 4710c66-103 132-206 199-308 158-54 317-110 476-168-59 110-117 220-175 330-167 51-334 100-500 146zM20894 5064c65-105 130-208 195-311 168-47 337-96 505-148-58 110-115 221-173 332-176 44-352 87-527 127zM20678 5416c64-105 127-209 191-313 177-40 354-82 531-127-57 111-114 222-171 333-184 38-367 74-551 107zM20469 5769c62-105 124-210 187-315 184-33 369-69 554-107-34 67-68 135-102 202-23 44-45 88-67 133-191 31-382 61-572 87zM20448 5806c191-27 383-56 575-87-55 109-109 219-163 329-197 26-393 49-589 70 58-105 117-209 177-312zM19839 5885c188-23 378-47 567-73-59 103-118 206-176 310-194 20-388 38-581 54 62-98 126-195 190-291zM19238 5950c185-18 371-38 558-60-64 96-127 192-189 290-191 15-382 29-572 42 67-92 135-182 203-272zM18433 6257c70-85 141-169 214-251 181-16 363-33 546-51-68 89-135 178-201 269-187 13-374 23-559 33zM18193 6559c69-91 139-180 211-268 186-9 374-20 563-31-67 93-133 188-198 285-193 6-385 10-576 14zM16337 18630c169-555 263-1136 309-1734 109-1400-37-2894-73-4362-37-1467 37-2908 584-4199 70-164 144-323 221-478 231-458 496-876 789-1265 192-3 385-7 579-13-232 347-447 712-643 1101-105 210-205 426-298 650-702 1687-708 3591-739 5469-16 940-38 1872-155 2769-86 652-223 1285-445 1887-43 59-86 117-129 175zM16106 19016c4-12 7-24 10-36 43-57 86-113 128-170-4 12-8 24-12 37-42 57-84 113-126 169zM15885 19387c3-12 6-25 9-38 42-54 84-109 126-164-4 12-8 25-12 38-41 55-82 110-123 164zM15670 19746c4-13 7-26 10-39 42-53 83-107 125-161-4 13-8 27-12 40-41 54-82 108-123 160zM15462 20096c3-15 7-29 10-43 41-52 83-104 125-157-5 14-9 28-13 42-40 53-81 106-122 158zM15259 20436c3-16 6-31 9-47 42-50 84-101 125-153-4 15-8 30-12 46-41 52-82 103-122 154zM15068 20717c42-49 84-99 127-150-4 17-9 33-13 50-41 51-82 101-123 151 3-17 6-34 9-51zM14887 20924c46-51 92-103 138-157-4 18-7 36-11 54-44 53-89 105-134 156 2-18 5-35 7-53zM14695 21181c1-17 3-35 4-52 50-53 99-107 148-161-2 18-5 36-7 54-49 54-97 107-145 159zM14489 21601c2-21 3-42 5-62 48-49 95-98 143-148-3 22-7 43-10 64-46 50-92 99-138 146zM14483 21654c45-45 89-91 133-139-4 22-8 44-13 66-42 48-85 94-128 140 3-22 6-45 8-67zM14458 21575c-2 21-4 43-7 64-50 51-100 100-150 148 1-21 1-42 2-63 52-49 103-98 155-149zM14465 21465c-1 20-2 39-3 59-53 52-106 104-159 154 1-19 1-38 0-57 55-50 109-102 162-156zM14470 21364c-1 17-1 35-2 52-55 55-110 108-165 160 0-16-1-32-1-48 56-54 112-108 168-164zM14470 21140c-60 62-120 123-179 182-1-7-2-15-2-23 60-61 120-123 180-187 1 9 1 19 1 28zM14675 20925c-57 61-115 122-172 182-1-10-1-19-1-29 58-61 116-123 174-186-1 11-1 22-1 33zM14877 20669c-1 13-2 25-3 37-55 62-110 122-165 182 0-11 0-22 0-33 56-61 112-123 168-186zM15081 20354c0 11-1 22-2 33-55 64-110 127-164 189 0-10 0-20 1-30 55-63 110-127 165-192zM15289 20027c-1 11-2 21-3 32-55 66-109 131-164 195 1-9 1-17 2-26v-1c55-66 110-132 165-200zM15757 6594c-520 414-951 909-1264 1532-28 54-55 110-80 167-426 939-485 1987-364 3085 183 1646 774 3403 1156 5068 192 833 331 1643 342 2404 5 298-11 588-50 869-55 68-109 135-164 202 43-500 10-1027-74-1573-250-1631-952-3433-1427-5182-237-875-418-1737-457-2557-39-821 63-1599 389-2310 20-43 41-85 61-127 337-669 828-1174 1433-1579 164 0 331 1 499 1zM15799 6561c-129 0-257-1-384-1-36 0-71 0-107 0 87-56 175-111 265-163 156-7 314-13 474-18-85 59-167 120-248 182zM16605 6360c-82 66-161 135-239 204-173 0-344-1-513-2 83-64 168-126 255-185 164-6 329-12 497-17zM16852 6168c-69 51-137 104-204 157-165 6-328 11-489 16 84-56 169-111 257-164 155-12 313-24 472-36-12 9-24 18-36 27zM17446 6100c-79 68-156 136-232 207-172 6-342 11-511 17 81-64 163-127 248-187 163-12 328-24 495-37zM17489 6064c-164 12-326 24-486 35 86-61 174-121 264-180 155-18 311-37 469-56-84 66-166 133-247 201zM18291 5797c-81 74-160 148-238 224-170 13-340 26-507 39 83-70 168-138 254-204 162-19 326-39 491-59zM19127 5448c-79 79-157 159-234 240-168 22-336 43-502 63 83-74 167-147 253-219 160-27 321-55 483-84zM19240 5337c-24 23-47 47-71 70-159 28-318 56-475 83 5-4 10-8 15-12 81-68 163-134 246-199 150-34 302-69 455-104-57 53-114 108-170 162zM19947 5048c-76 86-152 172-227 259-165 31-330 61-493 90 12-12 24-24 37-36 69-68 139-135 210-201 157-36 314-74 473-112zM19986 5004c-155 38-309 74-463 110 83-77 167-154 253-230 146-43 293-87 442-132-78 84-155 168-232 252zM20739 4591c-72 92-144 185-215 279-161 41-321 81-480 120 78-86 157-172 237-257 152-46 305-94 458-142zM20775 4544c-150 48-299 95-448 140 80-84 160-168 241-252 140-53 282-107 424-162-73 91-145 183-217 274zM20576 4856c73-95 145-189 219-283 156-50 312-101 469-154-66 101-131 203-196 305-164 46-328 90-492 132zM20329 5186c71-96 142-192 214-287 166-42 332-87 498-133-64 102-129 205-193 308-173 39-346 77-519 112zM20092 5517c68-98 138-195 208-291 174-35 349-73 524-112-64 103-127 206-189 310-182 33-363 64-543 93zM20065 5555c182-29 364-60 547-93-62 104-124 208-185 313-188 27-376 51-564 73 67-98 134-196 202-293zM19482 5642c178-25 357-52 537-80-67 96-133 193-199 291-186 22-370 42-554 61 71-92 143-182 216-272zM19465 5611c-174 25-347 48-519 71 78-83 158-164 239-244 166-29 333-60 500-91-74 87-148 175-220 264zM19773 5297c76-89 153-176 231-263 162-39 324-79 488-121-71 94-142 188-211 283-170 35-340 69-508 101zM20251 5236c-69 95-137 191-205 288-179 28-356 55-533 80 74-90 149-179 225-267 170-32 341-66 513-101zM18909 5720c174-23 349-46 525-71-72 89-143 179-213 270-182 18-362 35-541 50 75-84 151-167 229-249zM18105 6017c80-77 161-152 243-227 168-20 338-41 509-63-76 81-152 163-226 247-176 15-352 29-526 43zM17842 6283c74-78 149-154 226-230 176-13 353-28 531-43-71 82-142 165-212 249-183 9-365 17-545 24zM17587 6565c73-84 147-166 222-247 182-7 365-15 550-24-71 87-141 175-209 265-189 3-377 5-563 6zM16359 17203c39-1448-216-3007-338-4534-123-1527-111-3021 458-4341 53-124 109-245 169-362 255-509 562-958 910-1367 188-1 377-3 567-6-288 384-549 797-776 1249-78 156-153 316-222 480-367 866-522 1797-574 2756-77 1440 77 2944 97 4392 17 1135-49 2234-373 3240-46 62-92 123-138 184 140-539 204-1106 220-1691zM15940 19155c113-527 150-1082 138-1656-32-1495-398-3117-607-4701-104-792-170-1574-135-2327 34-753 169-1477 464-2150 42-95 85-188 131-278 277-552 626-1024 1031-1443 182 0 367 0 553-1-342 405-645 850-897 1352-60 118-116 239-170 364-382 886-513 1847-523 2843-14 1494 248 3063 357 4568 55 752 72 1487-2 2188-39 360-101 711-194 1050-49 65-98 128-146 191zM15720 19519c2-12 5-24 7-36 49-62 97-124 146-187-3 13-6 26-9 39-48 62-96 123-144 184zM15507 19871c2-13 4-25 6-38 49-60 97-121 145-182-3 14-6 27-9 41-47 60-95 120-142 179zM15299 20212c2-13 4-27 6-41 48-58 96-117 145-176-3 14-6 29-9 43-48 59-95 117-142 174zM15094 20544c2-15 4-30 6-45 49-56 97-113 146-171-3 16-6 31-9 47-48 57-95 113-143 169zM14898 20818c49-54 98-109 147-166-3 17-5 34-8 51-48 55-96 110-144 164 2-16 4-33 5-49zM14705 21029c52-55 104-111 156-169-2 17-4 33-6 50-51 56-102 112-153 166 1-15 2-31 3-47zM14505 21282c0-15 0-30 0-45 55-56 110-112 164-170 0 16-1 31-3 47-53 57-107 113-161 168zM14672 21015c-56 60-112 118-167 175-1-12-1-24-1-37 56-58 113-118 170-178-1 13-1 27-2 40zM14866 20804c-53 59-106 117-159 174 0-13 1-27 1-40 54-58 108-117 162-177-1 14-2 29-4 43zM15061 20545c-2 15-4 30-7 46-50 58-100 115-151 172 2-14 3-29 4-43 51-58 102-116 154-175zM15264 20220c-2 14-5 29-7 43-50 60-100 119-150 178 1-13 2-27 4-40 51-59 102-120 153-181zM15470 19886c-2 13-4 26-7 39-50 62-100 124-150 184 2-12 3-25 5-37 50-61 101-123 152-186zM15682 19540c-2 12-5 25-8 37-50 64-100 127-150 190 1-12 3-23 5-35 51-63 102-127 153-192zM15194 8084c-36 70-70 143-103 216-411 922-495 1943-417 3007 116 1596 596 3292 887 4905 146 806 244 1592 226 2333-8 317-36 625-91 924-53 67-106 134-159 199 66-508 54-1043-8-1598-177-1587-766-3329-1151-5024-193-848-335-1684-350-2482-14-798 99-1559 415-2257 25-57 52-112 79-166 317-632 757-1130 1288-1546 172 1 345 2 520 3-456 417-842 901-1136 1486zM16916 6600c-397 415-741 882-1015 1428-46 91-90 184-131 280-397 904-505 1896-471 2926 51 1545 421 3179 621 4738 100 780 157 1540 111 2262-22 337-66 665-139 983-51 66-102 131-153 196 89-517 101-1062 63-1625-104-1542-581-3224-878-4864-149-820-252-1630-242-2406s134-1518 439-2204c33-73 67-145 103-215 297-593 690-1080 1155-1501 177 1 356 1 537 2zM16948 6567c-179-1-357-1-532-2 79-71 160-140 244-207 170-5 343-11 517-17-78 74-155 149-229 226zM17265 6305c77-71 156-141 237-209 170-12 342-25 514-39-75 75-149 151-222 228-178 8-354 14-529 20zM17762 6320c-75 80-148 162-219 246-184 1-367 1-549 1 76-78 154-153 233-227 177-6 355-13 535-20zM15328 19980c53-64 106-130 159-196-2 11-3 23-5 35-53 65-105 129-158 193 2-11 3-21 4-32zM15118 20310c54-62 107-126 160-190-2 12-3 25-5 37-53 63-105 126-157 187 1-11 2-23 2-34zM14912 20629c54-60 107-122 161-184-2 14-3 27-5 41-53 61-105 121-158 180 1-12 2-25 2-37zM14294 21366c59-58 118-118 177-179 0 12 0 24 0 37-58 59-117 117-175 174-1-10-1-21-2-32zM14299 21458c0-5 0-10-1-16 58-56 116-113 173-171 0 15 0 30 0 45-57 57-114 112-171 167 0-8-1-17-1-25zM14652 21275c-2 20-5 40-7 59-49 53-98 104-148 154 2-19 3-39 4-58 50-50 101-102 151-155zM14658 21221c-52 54-104 108-155 160 0-17 1-34 1-51 53-54 106-108 158-163-1 18-3 36-4 54zM15212 20493c-44 54-89 108-133 160 2-16 5-32 7-48 46-53 91-107 137-161-4 16-7 33-11 49zM15413 20157c-44 56-88 110-132 165 2-15 5-30 7-45 46-54 91-110 136-165-3 15-7 30-11 45zM15619 19812c-44 57-88 113-133 169 3-14 6-28 8-41 46-56 91-113 136-170-3 14-7 28-11 42zM15831 19458c-45 58-89 116-134 173 3-13 6-26 8-39 46-58 91-116 137-175-4 14-7 27-11 41zM16049 19091c-45 60-90 119-135 178 3-12 6-25 9-37 46-60 92-120 138-180-4 13-8 26-12 39zM21096 4194c74-92 148-183 223-275 133-63 267-127 401-192-66 98-132 197-197 296-143 59-285 116-427 171zM21490 4072c-66 101-132 201-197 302-154 52-308 103-461 152 73-93 147-187 222-280 145-56 290-114 436-174zM18579 5543c-83 71-165 143-246 215-162 20-322 39-482 58 87-66 175-131 264-194 154-26 308-52 464-79zM14737 6595c152-1 306-2 462-2-591 403-1071 904-1403 1564-21 42-42 85-62 128-439 956-475 2032-308 3162 249 1695 950 3513 1425 5230 238 859 419 1693 459 2474 15 279 11 552-15 816-56 69-112 137-168 205 39-875-161-1835-459-2836-458-1534-1150-3163-1579-4725-214-781-362-1545-384-2272-21-726 86-1415 381-2047 15-32 30-64 46-95 264-526 633-939 1087-1276 158-117 327-225 504-326 5 0 9 0 14 0zM14917 20472c57-67 114-134 171-202-1 9-1 18-2 27-57 66-113 132-169 197 0-7 0-15 0-22zM14709 20780c57-64 114-128 172-194-1 10-1 20-2 30-56 64-113 127-170 189 0-8 0-16 0-25zM14071 21517c62-61 124-123 187-186 0 7 1 15 1 22-62 62-124 122-186 181-1-5-1-11-2-17zM14078 21576c61-59 123-118 184-179 1 11 2 21 2 32-61 59-122 117-183 173-1-9-2-17-3-26zM14085 21644c61-56 121-113 181-171 1 14 1 27 2 41-60 56-120 112-179 166-1-12-3-24-4-36zM14295 21903c1-23 3-46 4-69 49-46 98-93 146-142-3 24-6 47-9 70-47 48-94 95-141 141zM14291 21952c46-43 91-88 136-134-4 24-8 48-12 72-44 47-87 91-131 135 2-24 5-48 7-73zM14105 22078c0-23 0-46 0-69 53-46 106-93 159-142-2 24-3 47-5 70-51 48-102 95-154 141zM14101 22197c2-25 3-50 3-75 50-43 100-88 150-135-2 25-5 50-8 75-48 47-96 91-145 135zM14099 22244c47-42 94-85 140-129-4 26-7 53-12 79-44 44-89 87-134 129 3-27 4-53 6-79zM13423 22627c221-138 437-295 647-475-1 26-2 51-4 76-469 413-977 697-1510 885-136 48-273 89-411 125 23-19 46-38 70-58 415-131 819-311 1208-553zM12432 23251c-140 40-282 73-425 99 25-20 51-41 77-62 418-102 824-255 1212-473 265-148 521-327 768-540-2 27-5 54-7 81-494 446-1042 730-1625 895zM11952 23394c422-73 829-198 1216-391 309-153 605-350 884-598-4 29-7 58-11 86-113 106-230 202-349 289-548 399-1164 604-1824 679 28-21 56-43 84-65zM12009 23306c-24 19-47 38-71 57-27 4-53 8-80 12 25-17 50-35 76-53 25-5 50-11 75-16zM11718 23474c26-18 53-37 80-56 29-4 57-8 85-13-26 21-52 41-77 61-30 3-59 6-88 8zM11424 23570c28-16 55-32 83-49 30-1 60-3 90-5-27 19-54 37-81 55-30 0-61 0-92-1zM11125 23637c29-13 57-27 85-41 2 0 3 0 4 0 31 2 61 3 91 4-28 16-56 32-83 47-32-3-64-6-97-10zM10979 23706c30-14 60-28 90-42 4 0 8 1 12 1 30 4 60 7 90 10-30 17-59 33-88 49-35-6-69-12-104-18zM10832 23771c32-13 63-27 94-41 7 1 14 2 21 4 29 5 58 10 88 15-31 17-62 33-93 49-36-8-73-17-110-27zM10685 23835c33-14 65-28 97-42 39 10 77 20 115 29-32 16-64 32-96 49-38-12-77-24-116-36zM10638 23855c40 13 80 25 120 37-33 17-66 33-99 49-40-15-81-30-121-45 33-14 66-27 100-41zM10374 23832c33-11 65-22 98-33 39 14 78 27 117 40-31 13-62 25-93 38-1 0-3 1-4 1-39-15-78-31-118-46zM3468 24749c482-25 1036-57 1678-144 1445-194 3254-148 5178-758 41 17 82 33 123 49-1869 739-3603 809-5029 979-661 80-1245 97-1765 102-62-76-124-153-185-228zM3245 24761c3 0 7 0 10-1 57-2 114-5 172-8 61 74 122 150 184 226-39 0-77 1-115 1-29 0-58 0-86 0-56-73-110-146-165-218zM3028 24773c58-3 117-7 177-10 54 71 109 144 163 217-66 0-132 1-196 1-49-70-97-140-144-208zM2818 24787c56-4 113-8 171-12 47 68 95 137 143 206-65 1-128 2-191 3-41-67-82-133-123-197zM2616 24803c54-5 108-10 164-14 41 64 81 129 122 195-62 1-123 2-183 4-35-63-69-124-103-185zM2424 24823c51-6 103-12 156-17 34 60 67 121 102 183-60 2-118 4-176 7-27-59-55-116-82-173zM2242 24849c48-8 97-15 147-21 27 55 54 112 81 170-39 2-77 5-115 7-17 1-34 3-51 4-21-55-42-108-62-160zM2070 24880c45-9 91-18 138-26 3 6 5 13 8 19 17 45 35 92 53 139-52 4-105 9-156 15-15-50-29-99-43-147zM2037 24887c14 47 28 95 42 144-49 6-98 13-146 21-8-46-16-90-24-133 42-12 85-22 128-32zM2028 24855c-42 10-84 20-125 31-8-45-16-89-23-132 35-15 70-28 106-41 14 46 28 94 42 142zM2084 24680c16-5 33-10 50-15 20 52 41 104 62 158-11 1-22 3-32 5-35 6-69 13-103 20-15-50-29-99-43-146 22-8 44-15 66-22zM2121 24634c-38 11-76 23-112 36-15-50-29-98-42-145 30-16 61-32 93-46 20 50 41 102 61 155zM2193 24425c27 55 55 112 83 169-42 10-82 20-122 31-22-54-43-108-63-160 33-14 67-27 102-40zM2178 24395c-34 12-67 25-100 39-21-53-41-106-61-157 25-17 52-33 80-49 26 54 54 110 81 167zM2215 24167c34 59 69 119 104 181-37 11-74 23-109 35-29-58-57-115-84-171 28-16 58-31 89-45zM2198 24138c-30 14-59 29-87 44-28-57-55-113-81-167 9-8 19-16 29-24 12-10 25-19 38-29 33 58 67 116 101 176zM2201 23895c41 62 82 125 124 190-33 13-65 26-96 39-36-61-71-122-105-181 25-16 50-32 77-48zM2063 23684c39 60 79 121 120 183-26 15-51 31-75 47-35-60-68-118-100-175 17-19 36-37 55-55zM2045 23656c-19 17-37 34-54 52-3-4-5-7-7-11-30-53-58-105-86-156 10-20 22-40 35-59 36 56 74 114 112 174zM2134 23585c-20 14-40 29-58 45-2 1-4 2-6 4-34-54-68-106-101-157-5-9-10-17-16-25 14-19 30-38 46-56 44 61 89 124 135 189zM2077 23319c52 66 104 133 158 201-25 15-50 30-73 46-48-67-95-132-140-195 17-18 36-35 55-52zM9415 23437c-483-25-966-75-1441-135-785-98-1549-221-2262-288s-1374-79-1952 44c-582 123-1004 228-1309 356-26 11-50 22-74 33-61-74-122-146-182-217 109-70 244-135 411-196 231-85 522-164 885-247 771-177 1706-80 2719 89 989 166 2053 401 3115 517 30 15 60 29 90 44zM9561 23443c-21 0-41-1-62-2-26-13-52-25-78-38 20 2 41 4 61 6 26 11 53 23 79 34zM10224 23630c-27 5-53 10-80 15-19-7-38-14-57-22-13-5-27-10-40-15 27-3 53-7 80-10 33 11 65 22 97 32zM10535 23645c-27 8-53 15-80 22-32-9-64-19-96-29 27-5 54-11 81-17 32 9 64 16 95 24zM10841 23632c-26 11-53 21-80 31-31-7-62-14-94-21 27-8 54-16 81-24 31 5 62 10 93 14zM10978 23580c-25 9-49 19-74 28-28-4-56-8-84-13 24-7 49-15 74-23 28 2 56 5 84 8zM10972 23618c27-11 54-21 80-32 30 2 60 4 90 6-26 13-53 25-79 38-30-4-61-8-91-12zM10822 23675c29-10 58-21 87-32 32 4 65 9 98 13-29 13-57 26-85 39-33-6-66-13-100-20zM10673 23730c30-11 61-22 91-33 35 8 70 15 105 22-30 13-60 26-89 39-36-9-71-18-107-28zM10703 23684c-29 10-57 20-86 30-34-9-68-19-102-29 29-8 58-16 87-24 33 8 67 15 101 23zM10363 23726c31-8 61-16 91-24 36 11 72 21 108 32-30 10-60 20-90 30-36-12-72-25-109-38zM10211 23764c32-7 63-15 95-23 38 14 76 27 114 41-26 8-52 17-78 25-6 2-11 3-16 5-38-16-76-31-115-48zM3254 24489c450-45 981-91 1616-187 1458-218 3326-58 5287-524 40 17 80 33 119 50-1903 595-3695 551-5134 744-652 89-1212 120-1700 145-63-77-126-153-188-228zM3053 24510c52-6 106-11 161-17 62 75 124 150 187 227-61 3-121 6-180 9-57-74-113-147-168-219zM2858 24532c51-6 103-12 156-18 55 71 111 144 166 217-59 3-117 7-175 10-49-71-98-140-147-209zM2671 24557c49-7 99-14 150-20 48 67 96 136 145 206-57 4-113 8-168 12-43-67-85-133-127-198zM2493 24585c46-8 94-16 142-23 41 64 83 129 125 195-55 5-109 9-162 14-35-63-70-125-105-186zM2489 24336c13 19 25 38 38 58 29 45 59 91 89 137-48 7-95 15-140 23-36-63-72-125-107-186 39-11 79-22 120-32zM2470 24307c-25 6-49 12-73 18-15 5-30 9-45 13-36-63-72-124-106-185 24-10 50-21 76-31 7-3 15-6 22-9 41 64 83 128 126 194zM2483 24065c42 59 86 119 129 180 6 8 12 17 18 25-43 9-85 18-126 28-43-67-86-132-128-196 34-13 70-25 107-37zM2316 23836c48 65 97 133 146 201-36 12-71 24-105 36-43-66-85-131-127-194 28-15 56-29 86-43zM2420 23754c-32 13-63 26-93 40-50-68-98-135-146-201 24-16 49-31 75-46 53 68 108 137 164 207zM2369 23488c60 71 121 144 184 217-25 9-50 17-73 26-10 4-19 7-28 11-57-72-112-143-167-212 27-14 55-28 84-42zM9589 23521c-478 8-955-13-1424-46-1535-106-2985-339-4129-115-631 125-1100 219-1450 334-63-75-125-148-186-221 91-42 195-81 313-119 272-89 618-171 1054-264 764-162 1679-87 2670 40 969 124 2010 297 3054 344 33 16 65 31 98 47zM3038 24230c48-7 97-15 147-22 388-58 852-116 1410-209 741-122 1598-113 2521-116 909-3 1883-16 2874-178 39 17 77 34 115 51-464 108-923 182-1373 234-1428 165-2762 114-3866 279-645 97-1183 143-1638 189-64-77-127-153-190-228zM2630 24022c21 26 42 53 63 79 35 45 70 90 106 136-46 8-90 17-133 26-51-71-101-140-150-208 37-11 75-22 114-33zM2608 23994c-39 10-76 21-112 32-51-69-101-138-149-205 30-13 61-26 94-39 55 69 111 140 167 212zM2763 23954c-41 10-81 20-120 30-57-73-114-144-169-215 32-12 66-24 102-36 61 72 124 146 187 221zM2975 24207c-47 8-94 15-139 23-58-73-114-146-170-217 39-10 79-20 121-30 62 73 125 148 188 224zM9934 23680c-469 75-934 116-1390 139-1464 75-2837-37-3955 147-639 106-1154 167-1575 235-65-77-128-152-191-227 95-22 197-43 305-64 328-64 720-129 1191-214 748-135 1625-104 2571-63 929 40 1925 89 2933-3 37 17 74 34 111 50zM9762 23602c-474 41-945 51-1408 46-1499-16-2910-189-4041 15-635 115-1127 192-1514 283-64-76-127-151-189-225 55-18 114-35 175-53 323-90 734-172 1258-275 756-149 1652-95 2620-11 949 82 1968 193 2994 171 35 17 70 33 105 49zM2687 24292c44-8 89-17 135-25 56 71 112 143 168 216-52 6-103 12-154 18-50-71-100-140-149-209zM2799 24506c-50 6-99 13-147 20-44-67-86-133-128-198 41-10 84-19 127-28 49 67 98 136 148 206zM3029 24479c-57-74-114-147-170-219 46-8 93-16 141-23 62 74 125 149 188 225-54 6-107 11-159 17zM10250 23721c-30 7-60 15-90 22-37-16-73-32-110-48 30-5 60-10 90-16 37 14 74 28 110 42zM10394 23684c-29 7-58 15-86 22-35-12-69-25-104-38 29-5 58-11 86-16 35 11 69 21 104 32zM10080 23656c-29 5-57 10-86 15-34-16-69-31-104-47 28-3 57-6 85-9 35 14 70 28 105 41zM9909 23589c-27 2-54 5-80 7-33-15-65-30-98-45 27-1 53-1 80-2 32 13 65 26 98 40zM9736 23518c-24 0-48 1-72 1-30-13-59-28-89-42 24 1 47 2 71 3 30 13 60 25 90 38zM2103 23297c20-16 42-32 64-48 59 70 119 140 179 212-28 14-55 28-82 43-55-70-109-139-161-207zM2097 23655c18-15 37-29 57-43 46 64 94 129 142 196-29 14-57 28-84 43-42-64-83-127-123-189 2-2 5-4 8-7zM2226 24413c36-12 72-24 110-36 32 56 65 112 97 170 3 4 6 9 8 13-45 9-89 18-131 27-29-59-58-117-85-174zM2325 24618c43-10 88-19 134-27 34 60 68 121 103 184-52 5-103 10-153 17-29-60-57-118-84-174zM2374 24796c-49 6-97 13-145 21-21-55-42-108-63-161 41-11 82-21 125-31 13 27 26 54 40 81 14 30 28 60 43 90zM10524 23782c31-11 63-22 94-33 38 11 75 21 112 31-31 13-63 26-94 39-37-12-75-24-112-37zM11437 23524c-26 15-51 30-77 45-29-1-58-2-88-3 27-14 53-27 79-40 29-1 58-1 86-2zM11726 23428c-25 17-50 34-75 51-27 2-55 4-83 6 25-16 51-31 77-47 27-3 54-7 81-10zM11567 23446c-23 14-47 28-70 42-26 1-52 2-78 3 24-12 48-25 72-38 26-2 51-4 76-7zM11275 23527c-24 12-48 24-71 35-28-1-55-3-82-5 24-10 49-20 73-30 27 0 54 0 80 0zM11112 23525c-22 9-43 18-65 27-25-2-49-4-74-6 22-8 44-15 66-23 24 1 49 2 73 2zM10675 23605c-25 7-50 14-74 22-29-7-58-14-87-21 24-6 49-11 74-17 29 5 58 11 87 16zM10367 23603c-25 5-50 9-74 14-30-9-59-19-89-28 25-3 49-7 74-10 30 8 59 16 89 24zM10053 23573c-24 3-48 6-73 8-29-11-59-23-89-35 25-1 49-3 73-4 30 11 59 21 89 31zM9880 23513c-21 0-42 1-63 2-26-11-53-22-79-33 21 1 42 1 63 2 26 10 53 19 79 29zM9704 23448c-17 0-33-1-50-1-22-10-44-19-66-28 17 1 33 3 50 4 22 9 44 17 66 25zM1907 23044c-49-64-97-127-144-189 5-11 9-21 14-31 5-9 10-18 15-27 53 64 106 129 161 195-16 17-32 35-46 52zM1975 23018c55 67 113 136 171 205-22 16-44 32-64 48-53-68-104-134-154-199 14-19 30-36 47-54zM1871 23157c11-20 23-39 36-58 49 63 99 128 150 193-20 17-38 34-55 51-19-27-39-55-58-82-25-35-49-70-73-104zM11280 23652c30-16 59-33 89-50 32 1 65 2 98 2-29 19-58 38-87 56-33-2-66-5-100-8zM11577 23570c28-19 57-38 86-58 31-2 62-5 93-8-28 22-55 43-83 64-32 1-64 2-96 2zM14794 21266c-42 49-84 97-126 144 3-20 6-40 8-61 44-47 87-94 131-143-4 20-9 40-13 60zM14819 21141c-45 52-90 102-136 152 3-19 5-39 7-58 47-50 93-100 140-152-4 20-7 39-11 58zM15343 20411c-37 49-74 96-111 143 4-15 7-31 11-46 38-46 75-93 113-141-4 15-9 30-13 44zM15543 20069c-36 49-73 97-109 145 3-14 7-28 10-42 38-47 75-95 112-143-4 14-8 27-13 40zM15749 19719c-36 49-73 98-110 147 4-13 7-26 11-39 37-47 74-96 112-145-5 13-9 25-13 37zM15961 19359c-37 51-73 100-110 149 3-12 7-23 10-35 37-49 75-98 112-148-4 11-8 23-12 34zM16180 18988c-37 51-74 102-111 152 4-11 7-22 11-34 37-50 75-100 113-151-4 11-8 22-13 33zM16410 18603c-38 52-76 104-113 155 3-10 7-21 10-32 39-52 77-103 116-155-5 10-9 21-13 32zM22309 2909c63-94 126-188 189-282 95-80 191-162 286-245-54 100-107 200-160 300-105 77-210 152-315 227zM22587 2750c-56 104-111 208-167 312-120 73-240 146-360 217 59-88 117-175 176-262 7-10 14-20 21-30 110-78 220-157 330-237zM14495 20955c60-67 120-135 180-204 0 6 0 11 0 17-60 67-119 133-179 198 0-4-1-7-1-11zM12473 22962c547-252 1082-586 1597-1029 1 20 1 41 2 61-408 352-833 627-1270 841-125 62-251 118-379 170 17-15 34-29 50-43zM12199 23126c18-6 35-13 52-19-18 15-35 29-53 44-18 5-36 11-54 16 19-13 37-27 55-41zM11918 23265c20-5 39-10 58-15-19 14-38 28-58 41-20 5-40 9-60 13 20-13 40-26 60-39zM11694 23368c-20 13-40 25-60 38-22 2-44 5-66 7 21-12 42-23 63-34 21-4 42-7 63-11zM11479 23401c18-2 36-5 54-7-17 9-34 18-51 27-19 1-37 3-56 4 18-8 35-16 53-24zM11242 23470c-18 8-35 16-53 23-14 0-27 0-41 0-6 0-13-1-19-1 18-6 36-13 54-19 20-1 40-2 59-3zM11029 23477c15 0 31-1 46-1-14 5-27 9-41 14-15 0-30-1-45-2 13-3 27-7 40-11zM10883 23517c21 1 42 2 62 3-18 6-36 12-55 18-21-2-41-4-62-7 18-5 36-9 55-14zM10578 23533c21 3 43 6 65 9-19 5-37 9-56 13-21-4-43-8-65-13 19-3 37-6 56-9zM10334 23537c-18 3-36 6-54 8-22-6-44-12-66-18 18-2 36-3 54-4 22 5 44 10 66 14zM10022 23506c-18 1-36 2-53 3-22-8-44-16-66-24 17 0 34 1 52 1 22 6 44 13 67 20zM9843 23451c-12 0-24 0-36 0-16-6-32-12-49-18 12 1 24 1 35 2 17 6 34 11 50 16zM9658 23391c-4 0-8 0-13-1-7-3-15-6-23-9 3 1 6 1 10 2 8 3 17 5 26 8zM9475 23360c16 7 33 13 49 19-11-1-22-2-34-3-15-7-31-13-47-20 11 1 21 3 32 4zM9059 23259c-905-161-1815-395-2678-586-1187-261-2287-439-3174-221-405 99-710 199-933 314-112 57-204 118-278 185-7 6-13 12-19 18-57-69-112-136-166-203 29-46 66-89 110-131 93-89 221-169 389-244 167-74 375-143 629-210 786-207 1758-69 2815 186 792 191 1632 447 2478 670 254 67 509 131 763 189 21 11 42 22 64 33zM1623 22586c48 60 97 121 147 183-8 13-15 27-22 40-3 5-5 10-7 15-45-60-89-119-130-177 3-20 7-41 12-61zM1470 22407c0-6 0-11 0-17 41 54 84 109 128 164-6 18-10 37-14 56-39-54-76-107-112-159-1-15-2-30-2-44zM1602 22739c1-14 2-29 3-43 39 53 79 108 120 163-7 19-14 37-19 56-36-54-71-106-104-158 0-6 0-12 0-18zM1711 23059c2-21 5-42 9-62 36 53 73 107 112 162-3 4-5 8-7 12-7 14-14 29-20 44-32-53-64-106-94-156zM1882 23917c11-21 23-41 35-61 23 49 47 99 72 150-19 17-38 35-55 53-19-48-36-96-52-142zM1779 24644c14-11 29-21 44-32 6 40 13 80 20 122-31 14-61 28-91 43-1-38-1-75-1-111 9-7 18-14 28-22zM1601 25210c2-18 3-37 5-55 36-9 72-19 109-27 6-2 13-3 19-4 2 37 5 76 7 115-48 7-96 14-144 21 2-17 3-33 4-50zM1564 25266c-44 8-88 17-131 26 7-31 15-61 22-90 38-13 77-25 116-37-1 14-2 28-3 42-2 20-3 39-4 59zM10703 23957c33-17 67-34 101-51 41 12 82 24 123 36-34 19-67 39-101 58-41-14-82-28-123-43zM11295 23755c31-20 63-40 94-61 36 3 72 5 108 6-31 23-62 46-92 68-37-4-73-8-110-13zM14350 22165c-35 41-70 81-105 119 5-25 9-50 13-75 38-38 75-76 112-116-7 24-13 48-20 72zM14535 21851c-34 42-68 82-103 122 5-22 9-45 14-67 36-39 72-79 108-119-6 21-13 43-19 64zM14722 21533c-34 42-67 83-101 124 4-20 9-40 13-60 35-40 70-80 105-121-5 19-11 38-17 57zM14911 21209c-33 43-66 85-99 126 4-18 8-35 12-53 35-41 69-82 103-123-5 17-11 34-16 50zM14952 21075c-37 46-75 92-113 137 4-18 8-37 12-56 39-44 77-90 116-136-5 18-10 37-15 55zM15441 20346c-26 37-52 73-78 109 4-9 7-19 10-28 25-34 51-68 77-103-3 7-6 14-9 22zM15642 20000c-26 36-51 73-77 109 3-8 6-16 8-24 25-34 51-68 76-102-3 6-5 11-7 17zM15847 19647c-25 36-50 72-75 108 2-7 5-14 7-20 24-33 49-67 73-101-1 5-3 9-5 13zM16058 19286c-24 36-49 71-74 106 2-5 4-11 6-16 24-33 49-67 73-100-2 3-3 6-5 10zM16277 18914c-24 36-49 71-73 105 2-5 4-10 6-15 23-32 47-65 71-98-1 3-3 6-4 8zM16507 18528c-25 35-49 70-73 105 2-5 3-9 5-14 24-32 48-65 71-98-1 2-2 5-3 7zM16584 18361c-33 45-65 91-98 136 4-9 7-17 10-26 33-44 65-89 98-134-3 8-7 16-10 24zM23344 1385c39-76 78-153 116-230 47-73 93-147 138-221-30 79-62 159-93 238-53 72-107 142-161 213zM23460 1287c-39 98-78 196-117 293-76 83-152 165-228 247 48-93 97-186 145-280 67-86 134-172 200-260zM23149 1689c-39 76-79 151-119 227-63 66-126 133-189 198 47-71 94-143 141-215 56-69 111-139 167-210zM22615 2392c-47 71-94 142-142 213-72 61-144 121-215 181 54-66 109-132 164-198 64-65 129-130 193-196zM21325 3624c-61 59-121 118-181 178-85 47-171 95-256 141 66-53 132-107 199-161 79-52 158-105 238-158zM20588 4146c-65 54-129 107-193 160-91 41-181 82-271 122 69-47 139-95 210-143 84-46 169-92 254-139zM19806 4607c-68 48-135 96-202 144-95 34-189 68-282 102 72-42 145-84 218-125 88-40 177-81 266-121zM18992 5010c-70 43-139 85-208 128-98 29-194 57-290 86 74-37 148-74 223-111 91-34 183-69 275-103zM18157 5360c-71 38-142 76-212 115-57 13-113 26-169 39-43 10-84 20-126 31 74-33 150-66 226-98 93-29 187-58 281-87zM17262 5674c16-4 32-8 48-12-72 34-144 69-215 104-100 18-200 37-299 56 76-29 152-58 229-86 78-21 157-41 237-62zM16169 5985c95-21 192-42 289-62-73 31-144 62-215 94-102 15-203 29-303 44 75-26 152-51 229-76zM15607 6148c-73 28-145 57-216 87-103 10-205 22-305 33 75-23 151-46 229-69 96-17 193-34 292-51zM14759 6343c-69 25-137 50-204 76-103 8-203 16-303 24 70-20 141-39 213-58 97-15 195-29 294-42zM13932 6507c-77 26-153 53-227 80-105 5-209 10-311 17 83-23 169-44 255-64 93-12 187-23 283-33zM13087 6659c-11 3-21 6-31 9-918 297-1624 767-2022 1559-5 9-10 19-15 29-248 508-357 1059-360 1639-5 1015 312 2122 764 3260 679 1708 1663 3489 2328 5138 332 824 585 1615 680 2348 13 102 23 203 30 303-63 70-125 139-187 207-102-883-455-1857-917-2875-774-1706-1857-3540-2576-5282-360-871-629-1719-725-2517s-19-1544 315-2214c2-5 5-10 7-16 261-518 666-887 1189-1152 349-178 752-308 1197-406 106-12 213-22 323-30zM12476 22916c-7 5-14 11-21 17-5 3-11 6-17 8 8-6 16-12 24-18 4-3 9-5 14-7zM12210 23076c-9 7-18 14-27 20-8 3-16 6-24 9 9-7 19-13 29-20 7-3 14-6 22-9zM12048 23140c-3 2-6 4-9 6-2 1-4 1-5 2 3-2 7-4 10-7 2 0 3 0 4-1zM11771 23263c-5 2-10 5-14 8-4 1-8 1-12 2 5-2 10-5 15-7 4-1 7-2 11-3zM11487 23361c-6 2-11 5-17 8-6 0-12 1-18 2 6-2 12-5 18-7 6-1 12-2 17-3zM11197 23433c-7 2-13 4-20 7-7 0-14 0-22 0 7-2 14-4 20-5 7-1 15-2 22-2zM10597 23496c-6 1-13 3-20 4-8-2-17-3-26-4 6-1 13-2 19-2 9 1 18 1 27 2zM10289 23488c-6 0-12 1-19 1-8-2-17-4-26-6 6 0 12 0 17 0 10 1 19 3 28 5zM9976 23452c-6 0-11 0-16 0-9-2-17-5-26-7 5 0 10 0 14 0 9 3 19 5 28 7zM9010 23195c-1 0-2 0-4-1-5-2-11-5-17-8h1c7 3 14 6 20 9zM8682 23063c-896-264-1800-585-2661-844-634-191-1245-349-1813-427-567-78-1092-76-1554 54-286 80-507 167-673 266s-278 211-343 340c-10 21-19 42-28 64-42-53-83-106-122-157-5-7-10-14-16-21 7-81 27-156 62-227 55-110 149-208 289-297 139-89 325-168 564-239 400-120 852-136 1342-79 857 100 1829 422 2836 790 692 253 1400 528 2100 768 6 3 11 6 17 9zM1337 22213c18 25 37 50 56 75 15 20 30 40 45 60-1 17-1 34-1 51-31-45-60-90-88-134-5-18-9-35-12-52zM1293 22153c1 10 3 21 5 31-20-31-38-62-56-93-3-8-6-15-9-23 19 28 39 56 60 85zM1777 23590c0-16 0-31 0-46 13 32 28 65 42 98-5 15-9 30-13 45-11-33-20-65-29-97zM1807 23867c1-16 3-33 6-49 10 32 21 64 33 97-8 15-15 31-22 47-6-33-12-64-17-95zM1802 24133c4-17 9-34 14-51 7 31 15 62 22 94-10 15-20 30-30 46-2-30-4-60-6-89zM1762 24385c7-17 15-35 23-52 3 29 7 59 11 89-14 14-27 29-40 45 1-28 3-55 6-82zM1685 24622c11-18 22-35 34-51-1 26-1 52-1 80-17 13-33 27-49 42 5-24 10-48 16-71zM1370 25146c26-16 52-32 78-46-7 25-14 50-21 76-30 11-61 23-90 35 3-8 7-15 11-23 7-14 14-28 22-42zM1117 25415c35-12 71-24 108-35-10 24-19 48-29 73-40 8-79 16-118 25 13-22 26-42 39-63zM978 25469c29-12 58-24 88-35-11 18-22 36-33 54-32 8-63 16-95 25 14-15 27-30 40-44zM10868 24014c35-20 69-40 103-60 42 11 83 22 124 32-34 23-67 46-101 69-42-13-84-27-126-41zM13887 23083c-215 281-464 483-742 620-346 171-737 241-1162 235-215-3-438-26-668-65 33-23 66-47 99-71 536 57 1037 28 1486-124 378-128 720-344 1014-668-8 25-17 49-27 73zM14066 22772c-23 31-46 62-70 91 7-23 13-45 19-68 25-28 51-56 76-85-8 21-16 42-25 62zM14248 22457c-23 31-45 62-68 91 6-19 11-39 17-58 24-27 48-55 71-84-6 18-13 35-20 51zM14431 22139c-22 30-43 61-66 90 5-16 10-32 15-48 23-27 45-54 67-82-5 13-10 27-16 40zM14615 21818c-20 30-41 59-62 88 4-13 8-26 12-39 21-26 42-53 64-80-5 10-9 20-14 31zM14802 21492c-20 29-40 58-60 87 3-10 6-20 10-31 20-25 40-51 59-77-3 7-6 14-9 21zM14992 21162c-20 29-39 58-59 86 3-8 5-15 8-23 18-24 37-49 56-74-2 4-4 7-5 11zM15184 20828c-19 28-38 56-57 84 2-5 4-11 5-16 18-23 36-47 53-71 0 1-1 2-1 3zM23691 693c-9 23-18 46-26 69-14 22-27 44-40 66 22-45 44-90 66-135zM23820 351c-112 234-226 465-342 695-15 31-31 62-47 93-157 250-316 497-476 741-185 232-372 460-558 686-176 176-353 351-529 524-35 34-69 68-104 102-32 26-64 52-97 78-201 164-402 325-600 486-253 168-504 334-751 501-234 129-466 257-694 386-32 18-65 36-97 55-108 49-216 98-322 148-169 78-335 157-499 236-287 109-568 220-839 334-293 92-577 187-851 288-294 78-580 160-854 249-295 65-580 135-853 214-295 54-578 115-849 186-283 43-555 94-814 154-310 39-605 87-884 149-340 36-661 85-960 153-497 111-932 272-1293 504s-647 535-845 928c-263 523-366 1094-349 1699 29 1058 426 2220 979 3419 829 1799 2010 3680 2830 5414 410 867 730 1696 871 2459 11 63 22 126 31 188-278 296-551 572-820 830-83 76-167 149-250 221-86 69-172 137-257 203-89 62-177 123-265 182-90 55-180 107-270 158-93 47-186 93-280 136-94 38-189 75-284 109-96 30-193 57-289 83-98 21-195 39-293 56-100 11-200 21-300 28-101 3-202 4-304 2-102-6-205-14-308-24-103-15-207-31-311-49-104-24-210-49-315-75-106-31-212-64-319-98-107-39-215-79-323-121-107-46-215-93-324-141-109-53-218-107-327-162-918-500-1864-1046-2777-1505-790-398-1556-731-2258-914-351-91-686-144-1001-150-315-5-609 39-878 142-122 47-222 101-301 163s-138 131-176 208c-65 129-74 278-37 445 42 190 144 405 292 645 44 99 98 204 163 313 38 98 88 201 147 310 33 96 77 197 129 304 27 94 65 194 110 299 20 92 49 189 87 292 11 89 31 183 59 285 1 30 3 62 6 94 4 57 12 117 23 179-4 45-7 91-7 139 0 40 1 81 3 123-16 65-28 134-36 208-1 13-3 26-4 39-29 71-54 148-75 232-21 34-42 71-61 109-17 33-33 68-48 104-49 58-96 123-140 195-58 53-114 112-168 177-9 7-18 13-26 20-57 42-112 89-166 141-73 42-144 90-213 144-62 30-122 63-182 100-16 9-32 19-48 30-37 15-73 31-110 48-45 22-90 44-134 69-121 43-240 95-358 155l37 19c46-23 93-45 140-66-39 25-77 51-115 79l34 16c90-64 182-122 276-173 15-5 30-10 44-16-85 67-169 141-251 224l31 16c104-103 209-193 318-271 28-9 57-17 86-25-101 102-199 218-295 351l30 15c107-147 217-274 329-383 38-9 75-18 112-26-102 138-199 298-294 483l30 15c101-197 205-365 313-508 44-8 87-16 131-23-7 13-14 26-21 40-84 167-164 360-242 582l30 15c78-223 158-416 242-582 11-21 21-42 32-62 48-7 97-13 146-19-73 218-140 472-207 770l31 16c68-308 137-569 213-790 52-6 106-10 160-14-47 261-88 567-129 927l32 16c42-369 83-681 131-945 57-4 115-6 173-8-14 307-21 666-31 1090l33 17c10-432 18-797 31-1108 61-1 123-2 185-1 25 331 55 715 80 1163 2 32 4 65 6 98l34 17c-2-39-5-78-7-117-25-447-55-830-80-1161 65 1 131 3 197 5 60 332 123 710 182 1141 13 99 27 199 42 300l37 18c-17-109-32-216-46-322-58-429-122-805-181-1136 69 3 138 7 208 11 90 330 183 699 271 1113 36 168 74 341 114 519l38 19c-41-187-81-368-119-545-87-410-179-776-268-1103 72 4 145 10 219 16 116 325 235 683 348 1078 70 242 144 494 219 755l41 20c-79-271-155-533-228-785-112-390-229-743-344-1065 76 7 153 14 231 21 138 318 278 662 413 1037 116 321 237 657 359 1009l43 22c-126-364-251-712-370-1042-134-369-272-709-407-1022 79 8 159 17 240 25 156 308 313 637 467 992 175 402 355 829 532 1280l45 22c-182-464-367-902-546-1316-151-347-305-671-458-974 82 9 166 19 250 28 170 296 341 610 509 943 247 489 497 1012 738 1568l47 23c-247-570-503-1106-755-1606-165-326-332-634-498-924 85 10 171 19 258 29 181 283 363 580 542 893 332 579 664 1203 976 1871l48 24c-318-683-657-1321-995-1911-175-305-352-596-529-873 88 10 176 19 265 28 189 270 379 551 567 844 431 673 856 1403 1242 2189l49 25c-392-803-825-1547-1263-2232-182-285-367-559-551-822 89 9 179 17 269 25 743 977 1492 2083 2121 3319l50 25c-629-1244-1380-2357-2126-3340 1322 112 2824 108 4548-559 685-264 1404-633 2160-1140 343 106 668 177 972 202 402 32 766-16 1079-173 314-156 576-420 774-815 9-16 17-33 25-50 52-78 101-162 148-252 4-8 8-17 13-25 6-13 12-25 18-37 49-75 96-155 142-240 9-17 17-34 26-52 4-8 8-17 13-25 46-72 90-146 133-225 14-26 28-53 41-79 3-6 6-11 8-16 43-67 84-136 124-208 20-35 39-71 57-107 1-4 3-7 4-10 38-59 75-121 112-185 26-46 50-92 74-139 1-1 1-2 2-3 32-52 64-105 96-160 33-56 64-113 93-171 27-43 53-87 80-131 39-66 75-133 109-200 22-34 43-68 64-102 45-77 88-154 129-233 14-23 29-46 43-70 55-88 105-178 153-270 6-11 13-21 20-32 63-101 121-203 176-307 72-115 139-231 202-349 74-117 144-237 209-358 76-120 147-243 215-366 80-128 157-258 230-389 86-135 168-272 247-411 92-145 182-291 269-438 103-158 204-317 302-477 989-1460 1860-2956 2625-4476 1079-2143 1947-4335 2636-6542 735-148 1466-346 2183-612l22-43c-84 31-169 62-253 91-639 224-1288 395-1941 528 42-134 83-268 123-402 794-188 1582-438 2350-772l24-47c-184 81-368 156-554 228-595 228-1200 409-1808 554 39-129 77-259 115-389 861-237 1714-551 2540-975l25-51c-283 147-570 281-860 404-557 235-1124 427-1694 585 38-132 76-265 113-397 944-301 1878-700 2771-1246l28-56c-396 244-800 460-1210 651-519 241-1047 442-1578 613 37-133 73-265 109-398 1051-386 2086-901 3058-1620l34-67c-523 392-1064 724-1616 1007-482 248-972 458-1465 641 35-133 71-266 105-398 1200-507 2376-1193 3446-2184l43-86c-672 633-1386 1142-2122 1562-445 253-899 473-1356 667 34-133 68-266 101-398 1115-541 2204-1246 3194-2233l-31-15c-603 599-1242 1094-1901 1511-411 259-829 489-1251 694 33-132 65-265 97-398 930-517 1837-1158 2675-1999l-32-16c-474 476-971 887-1483 1249-376 266-761 505-1149 722 32-132 63-265 93-397 753-483 1488-1052 2176-1756l-31-16c-349 357-711 679-1082 973-344 274-696 523-1052 752 30-132 60-264 89-396 587-435 1160-926 1704-1501l-31-15c-269 283-545 546-826 792-274 240-553 464-836 674 29-131 58-263 85-394 433-373 856-778 1263-1230l-31-16c-393 437-803 830-1220 1192 27-131 54-261 80-391 293-296 581-608 861-942l-31-15c-266 317-540 615-818 897 26-129 52-258 77-386 170-204 338-414 503-631l-30-15c-151 199-305 391-460 578 24-126 47-253 71-379 67-97 134-195 200-294l-30-15c-51 77-103 154-156 230 17-95 34-189 51-283l-56-28c-41 72-82 143-124 214 22-81 44-162 66-243l-69-35c-43 117-86 234-130 351z">
          <text:p/>
        </draw:path>
        <draw:polygon draw:style-name="gr4" draw:text-style-name="P4" draw:layer="layout" svg:width="20.99cm" svg:height="1.481cm" svg:x="0cm" svg:y="28.222cm" svg:viewBox="0 0 20991 1482" draw:points="0,0 20991,0 20991,1482 0,1482">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28T10:19:45.669028613</dc:date>
    <meta:editing-duration>PT3M24S</meta:editing-duration>
    <meta:editing-cycles>1</meta:editing-cycles>
    <meta:document-statistic meta:object-count="4"/>
    <meta:generator>LibreOffice/24.2.5.2$MacOSX_AARCH64 LibreOffice_project/bffef4ea93e59bebbeaf7f431bb02b1a39ee8a59</meta:generator>
  </office:meta>
</office:document-meta>
</file>